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240E08F2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77cm, 2.395cm, 13.302cm, 2.423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cm" svg:height="20.199cm" svg:x="0.991cm" svg:y="2.192cm">
          <draw:image xlink:href="Pictures/10000000000005E8000007E0240E08F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2-23T17:16:53.612780840</dc:date>
    <meta:editing-duration>PT3M40S</meta:editing-duration>
    <meta:editing-cycles>6</meta:editing-cycles>
    <meta:generator>LibreOffice/24.2.0.3$MacOSX_AARCH64 LibreOffice_project/da48488a73ddd66ea24cf16bbc4f7b9c08e9bea1</meta:generator>
    <meta:document-statistic meta:object-count="1"/>
  </office:meta>
</office:document-meta>
</file>